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7" style:family="table-column">
      <style:table-column-properties fo:break-before="auto" style:column-width="105.39mm"/>
    </style:style>
    <style:style style:name="co8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6" table:default-cell-style-name="Default"/>
        <table:table-column table:style-name="co6" table:default-cell-style-name="ce2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4243.73" calcext:value-type="float">
            <text:p>-4243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2460.67" calcext:value-type="float">
            <text:p>-2460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2"/>
        </table:table-row>
      </table:table>
      <table:table table:name="expenses-2018" table:style-name="ta1"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table:style-name="ce5"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5"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table:style-name="ce5"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4])" office:value-type="float" office:value="147.61" calcext:value-type="float">
            <text:p>147.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5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table:style-name="ce5"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table:style-name="ce5"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8:.C21])" office:value-type="float" office:value="991.04" calcext:value-type="float">
            <text:p>991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table:style-name="ce5"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table:style-name="ce5"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5:.C27])" office:value-type="float" office:value="47.31" calcext:value-type="float">
            <text:p>47.3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 income tax on $3100</text:p>
          </table:table-cell>
          <table:table-cell table:style-name="ce5"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5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table:style-name="ce5"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table:style-name="ce5"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table:style-name="ce5"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table:style-name="ce5"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33:.C39])" office:value-type="float" office:value="1326.43" calcext:value-type="float">
            <text:p>1326.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41])" office:value-type="float" office:value="2512.39" calcext:value-type="float">
            <text:p>2512.39</text:p>
          </table:table-cell>
          <table:table-cell table:formula="of:=SUM([.D1:.D41])" office:value-type="float" office:value="2512.39" calcext:value-type="float">
            <text:p>2512.3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5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table:style-name="ce5"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46:.C52])" office:value-type="float" office:value="-64" calcext:value-type="float">
            <text:p>-6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42];[.D53])" office:value-type="float" office:value="2448.39" calcext:value-type="float">
            <text:p>2448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00-00-00</text:date>, <text:time style:data-style-name="N2" text:time-value="19:11:01.861565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2T19:11:49.866159456</dc:date>
    <meta:editing-duration>P1DT1H35M40S</meta:editing-duration>
    <meta:editing-cycles>144</meta:editing-cycles>
    <meta:generator>LibreOffice/5.1.6.2$Linux_X86_64 LibreOffice_project/10m0$Build-2</meta:generator>
    <meta:document-statistic meta:table-count="4" meta:cell-count="463" meta:object-count="0"/>
  </office:meta>
</office:document-meta>
</file>